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color="#00000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ext-input text:description="">${comments}</text:text-input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2-10-28T15:23:10.23</dc:date>
    <meta:editing-duration>PT4H37M11S</meta:editing-duration>
    <meta:editing-cycles>13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1" meta:word-count="1" meta:character-count="11" meta:non-whitespace-character-count="11"/>
  </office:meta>
</office:document-meta>
</file>